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6cm"/>
    </style:style>
    <style:style style:name="co3" style:family="table-column">
      <style:table-column-properties fo:break-before="auto" style:column-width="6.793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9.23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office:value-type="string">
            <text:p>raw_file_name</text:p>
          </table:table-cell>
          <table:table-cell office:value-type="string">
            <text:p>file_name</text:p>
          </table:table-cell>
          <table:table-cell office:value-type="string">
            <text:p>platform</text:p>
          </table:table-cell>
          <table:table-cell office:value-type="string">
            <text:p>library_source</text:p>
          </table:table-cell>
          <table:table-cell office:value-type="string">
            <text:p>description</text:p>
          </table:table-cell>
          <table:table-cell office:value-type="string">
            <text:p>layout</text:p>
          </table:table-cell>
          <table:table-cell office:value-type="string">
            <text:p>GC_content</text:p>
          </table:table-cell>
          <table:table-cell office:value-type="string">
            <text:p>url</text:p>
          </table:table-cell>
        </table:table-row>
        <table:table-row table:style-name="ro2">
          <table:table-cell office:value-type="string">
            <text:p>trim_ERR1801006_pass.fastq.gz</text:p>
          </table:table-cell>
          <table:table-cell office:value-type="string">
            <text:p>Tn-Seq_Serum_replicate_1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1</text:p>
          </table:table-cell>
          <table:table-cell office:value-type="string">
            <text:p>SINGLE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801006</text:p>
          </table:table-cell>
        </table:table-row>
        <table:table-row table:style-name="ro2">
          <table:table-cell office:value-type="string">
            <text:p>trim_ERR1801007_pass.fastq.gz</text:p>
          </table:table-cell>
          <table:table-cell office:value-type="string">
            <text:p>Tn-Seq_Serum_replicate_2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2</text:p>
          </table:table-cell>
          <table:table-cell office:value-type="string">
            <text:p>SINGLE</text:p>
          </table:table-cell>
          <table:table-cell office:value-type="float" office:value="46.6">
            <text:p>46,6</text:p>
          </table:table-cell>
          <table:table-cell office:value-type="string">
            <text:p>https://www.ncbi.nlm.nih.gov/sra/?term=ERR1801007</text:p>
          </table:table-cell>
        </table:table-row>
        <table:table-row table:style-name="ro2">
          <table:table-cell office:value-type="string">
            <text:p>trim_ERR1801008_pass.fastq.gz</text:p>
          </table:table-cell>
          <table:table-cell office:value-type="string">
            <text:p>Tn-Seq_Serum_replicate_3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3</text:p>
          </table:table-cell>
          <table:table-cell office:value-type="string">
            <text:p>SINGLE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801008</text:p>
          </table:table-cell>
        </table:table-row>
        <table:table-row table:style-name="ro3">
          <table:table-cell office:value-type="string">
            <text:p>trim_ERR1801012_pass.fastq.gz</text:p>
          </table:table-cell>
          <table:table-cell office:value-type="string">
            <text:p>Tn-Seq_BHI_replicate_1</text:p>
          </table:table-cell>
          <table:table-cell office:value-type="string">
            <text:p>Illumina HiSeq 2500 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1</text:p>
          </table:table-cell>
          <table:table-cell office:value-type="string">
            <text:p>SINGLE</text:p>
          </table:table-cell>
          <table:table-cell office:value-type="float" office:value="46.7">
            <text:p>46,7</text:p>
          </table:table-cell>
          <table:table-cell office:value-type="string">
            <text:p>https://www.ncbi.nlm.nih.gov/sra/?term=ERR1801012</text:p>
          </table:table-cell>
        </table:table-row>
        <table:table-row table:style-name="ro2">
          <table:table-cell office:value-type="string">
            <text:p>trim_ERR1801013_pass.fastq.gz</text:p>
          </table:table-cell>
          <table:table-cell office:value-type="string">
            <text:p>Tn-Seq_BHI_replicate_2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2</text:p>
          </table:table-cell>
          <table:table-cell office:value-type="string">
            <text:p>SINGLE</text:p>
          </table:table-cell>
          <table:table-cell office:value-type="float" office:value="46.4">
            <text:p>46,4</text:p>
          </table:table-cell>
          <table:table-cell office:value-type="string">
            <text:p>https://www.ncbi.nlm.nih.gov/sra/?term=ERR1801013</text:p>
          </table:table-cell>
        </table:table-row>
        <table:table-row table:style-name="ro2">
          <table:table-cell office:value-type="string">
            <text:p>trim_ERR1801014_pass.fastq.gz</text:p>
          </table:table-cell>
          <table:table-cell office:value-type="string">
            <text:p>Tn-Seq_BHI_replicate_3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3</text:p>
          </table:table-cell>
          <table:table-cell office:value-type="string">
            <text:p>SINGLE</text:p>
          </table:table-cell>
          <table:table-cell office:value-type="float" office:value="46.7">
            <text:p>46,7</text:p>
          </table:table-cell>
          <table:table-cell office:value-type="string">
            <text:p>https://www.ncbi.nlm.nih.gov/sra/?term=ERR1801014</text:p>
          </table:table-cell>
        </table:table-row>
        <table:table-row table:style-name="ro2">
          <table:table-cell office:value-type="string">
            <text:p>ERR1797969_pass_1.fastq.gz <text:s/></text:p>
          </table:table-cell>
          <table:table-cell office:value-type="string">
            <text:p>RNA-Seq_Serum_replicate_1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1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69</text:p>
          </table:table-cell>
        </table:table-row>
        <table:table-row table:style-name="ro2">
          <table:table-cell office:value-type="string">
            <text:p>ERR1797969_pass_2.fastq.gz</text:p>
          </table:table-cell>
          <table:table-cell table:style-name="ce1" office:value-type="string">
            <text:p>RNA-Seq_Serum_replicate_1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1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69</text:p>
          </table:table-cell>
        </table:table-row>
        <table:table-row table:style-name="ro3">
          <table:table-cell office:value-type="string">
            <text:p>trim_paired_ERR1797970_pass_1.fastq.gz</text:p>
          </table:table-cell>
          <table:table-cell office:value-type="string">
            <text:p>RNA-Seq_Serum_replicate_2_forward</text:p>
          </table:table-cell>
          <table:table-cell office:value-type="string">
            <text:p>Illumina HiSeq 2500 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2</text:p>
          </table:table-cell>
          <table:table-cell office:value-type="string">
            <text:p>PAIRED</text:p>
          </table:table-cell>
          <table:table-cell office:value-type="float" office:value="44.5">
            <text:p>44,5</text:p>
          </table:table-cell>
          <table:table-cell office:value-type="string">
            <text:p>https://www.ncbi.nlm.nih.gov/sra/?term=ERR1797970</text:p>
          </table:table-cell>
        </table:table-row>
        <table:table-row table:style-name="ro2">
          <table:table-cell office:value-type="string">
            <text:p>trim_paired_ERR1797970_pass_2.fastq.gz</text:p>
          </table:table-cell>
          <table:table-cell table:style-name="ce1" office:value-type="string">
            <text:p>RNA-Seq_Serum_replicate_2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2</text:p>
          </table:table-cell>
          <table:table-cell office:value-type="string">
            <text:p>PAIRED</text:p>
          </table:table-cell>
          <table:table-cell office:value-type="float" office:value="44.5">
            <text:p>44,5</text:p>
          </table:table-cell>
          <table:table-cell office:value-type="string">
            <text:p>https://www.ncbi.nlm.nih.gov/sra/?term=ERR1797970</text:p>
          </table:table-cell>
        </table:table-row>
        <table:table-row table:style-name="ro2">
          <table:table-cell office:value-type="string">
            <text:p>trim_paired_ERR1797971_pass_1.fastq.gz</text:p>
          </table:table-cell>
          <table:table-cell office:value-type="string">
            <text:p>RNA-Seq_Serum_replicate_3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table:style-name="ce3" office:value-type="string">
            <text:p>RNA-Seq reads of growth in serum biological replicate 3 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71</text:p>
          </table:table-cell>
        </table:table-row>
        <table:table-row table:style-name="ro2">
          <table:table-cell office:value-type="string">
            <text:p>trim_paired_ERR1797971_pass_2.fastq.gz</text:p>
          </table:table-cell>
          <table:table-cell table:style-name="ce1" office:value-type="string">
            <text:p>RNA-Seq_Serum_replicate_3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table:style-name="ce3" office:value-type="string">
            <text:p>RNA-Seq reads of growth in serum biological replicate 3 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71</text:p>
          </table:table-cell>
        </table:table-row>
        <table:table-row table:style-name="ro2">
          <table:table-cell office:value-type="string">
            <text:p>trim_paired_ERR1797972_pass_1.fastq.gz</text:p>
          </table:table-cell>
          <table:table-cell office:value-type="string">
            <text:p>RNA-Seq_BHI_replicate_1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1</text:p>
          </table:table-cell>
          <table:table-cell office:value-type="string">
            <text:p>PAIRED</text:p>
          </table:table-cell>
          <table:table-cell office:value-type="float" office:value="43">
            <text:p>43</text:p>
          </table:table-cell>
          <table:table-cell office:value-type="string">
            <text:p>https://www.ncbi.nlm.nih.gov/sra/?term=ERR1797972</text:p>
          </table:table-cell>
        </table:table-row>
        <table:table-row table:style-name="ro2">
          <table:table-cell office:value-type="string">
            <text:p>trim_paired_ERR1797972_pass_2.fastq.gz</text:p>
          </table:table-cell>
          <table:table-cell table:style-name="ce1" office:value-type="string">
            <text:p>RNA-Seq_BHI_replicate_1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1</text:p>
          </table:table-cell>
          <table:table-cell office:value-type="string">
            <text:p>PAIRED</text:p>
          </table:table-cell>
          <table:table-cell office:value-type="float" office:value="43">
            <text:p>43</text:p>
          </table:table-cell>
          <table:table-cell office:value-type="string">
            <text:p>https://www.ncbi.nlm.nih.gov/sra/?term=ERR1797972</text:p>
          </table:table-cell>
        </table:table-row>
        <table:table-row table:style-name="ro2">
          <table:table-cell office:value-type="string">
            <text:p>trim_paired_ERR1797973_pass_1.fastq.gz</text:p>
          </table:table-cell>
          <table:table-cell office:value-type="string">
            <text:p>RNA-Seq_BHI_replicate_2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2</text:p>
          </table:table-cell>
          <table:table-cell office:value-type="string">
            <text:p>PAIRED</text:p>
          </table:table-cell>
          <table:table-cell office:value-type="float" office:value="42.6">
            <text:p>42,6</text:p>
          </table:table-cell>
          <table:table-cell office:value-type="string">
            <text:p>https://www.ncbi.nlm.nih.gov/sra/?term=ERR1797973</text:p>
          </table:table-cell>
        </table:table-row>
        <table:table-row table:style-name="ro2">
          <table:table-cell office:value-type="string">
            <text:p>trim_paired_ERR1797973_pass_2.fastq.gz</text:p>
          </table:table-cell>
          <table:table-cell table:style-name="ce1" office:value-type="string">
            <text:p>RNA-Seq_BHI_replicate_2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2</text:p>
          </table:table-cell>
          <table:table-cell office:value-type="string">
            <text:p>PAIRED</text:p>
          </table:table-cell>
          <table:table-cell office:value-type="float" office:value="42.6">
            <text:p>42,6</text:p>
          </table:table-cell>
          <table:table-cell office:value-type="string">
            <text:p>https://www.ncbi.nlm.nih.gov/sra/?term=ERR1797973</text:p>
          </table:table-cell>
        </table:table-row>
        <table:table-row table:style-name="ro2">
          <table:table-cell office:value-type="string">
            <text:p>trim_paired_ERR1797974_pass_1.fastq.gz</text:p>
          </table:table-cell>
          <table:table-cell office:value-type="string">
            <text:p>RNA-Seq_BHI_replicate_3_forward</text:p>
          </table:table-cell>
          <table:table-cell office:value-type="string">
            <text:p>Illumina HiSeq 2500 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3</text:p>
          </table:table-cell>
          <table:table-cell office:value-type="string">
            <text:p>PAIRED</text:p>
          </table:table-cell>
          <table:table-cell office:value-type="float" office:value="42.9">
            <text:p>42,9</text:p>
          </table:table-cell>
          <table:table-cell office:value-type="string">
            <text:p><text:a xlink:href="https://www.ncbi.nlm.nih.gov/sra/?term=ERR1797974">https://www.ncbi.nlm.nih.gov/sra/?term=ERR1797974</text:a></text:p>
          </table:table-cell>
        </table:table-row>
        <table:table-row table:style-name="ro2">
          <table:table-cell office:value-type="string">
            <text:p>trim_paired_ERR1797974_pass_2.fastq.gz</text:p>
          </table:table-cell>
          <table:table-cell table:style-name="ce1" office:value-type="string">
            <text:p>RNA-Seq_BHI_replicate_3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3</text:p>
          </table:table-cell>
          <table:table-cell office:value-type="string">
            <text:p>PAIRED</text:p>
          </table:table-cell>
          <table:table-cell office:value-type="float" office:value="42.9">
            <text:p>42,9</text:p>
          </table:table-cell>
          <table:table-cell office:value-type="string">
            <text:p>https://www.ncbi.nlm.nih.gov/sra/?term=ERR1797974</text:p>
          </table:table-cell>
        </table:table-row>
        <table:table-row table:style-name="ro2">
          <table:table-cell office:value-type="string">
            <text:p>E745-1.L500_SZAXPI015146-56_1_clean.fq.gz</text:p>
          </table:table-cell>
          <table:table-cell office:value-type="string">
            <text:p>WGS_forward.fq.gz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table:style-name="Default" office:value-type="string">
            <text:p>100 bp</text:p>
          </table:table-cell>
          <table:table-cell office:value-type="string">
            <text:p>PAIRED</text:p>
          </table:table-cell>
          <table:table-cell table:number-columns-repeated="2"/>
        </table:table-row>
        <table:table-row table:style-name="ro2">
          <table:table-cell office:value-type="string">
            <text:p>E745-1.L500_SZAXPI015146-56_2_clean.fq.gz</text:p>
          </table:table-cell>
          <table:table-cell office:value-type="string">
            <text:p>WGS_reverse.fq.gz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table:style-name="Default"/>
          <table:table-cell office:value-type="string">
            <text:p>PAIRED</text:p>
          </table:table-cell>
          <table:table-cell table:number-columns-repeated="2"/>
        </table:table-row>
        <table:table-row table:style-name="ro2">
          <table:table-cell office:value-type="string">
            <text:p>SRR3306347_pass_1.fastq.gz <text:s/></text:p>
          </table:table-cell>
          <table:table-cell office:value-type="string">
            <text:p>SNP_calling_1_forward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09">https://www.ncbi.nlm.nih.gov/sra/SRX1667309</text:a></text:p>
          </table:table-cell>
        </table:table-row>
        <table:table-row table:style-name="ro2">
          <table:table-cell office:value-type="string">
            <text:p>SRR3306347_pass_2.fastq.gz <text:s/></text:p>
          </table:table-cell>
          <table:table-cell office:value-type="string">
            <text:p>SNP_calling_1_reverse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09">https://www.ncbi.nlm.nih.gov/sra/SRX1667309</text:a></text:p>
          </table:table-cell>
        </table:table-row>
        <table:table-row table:style-name="ro2">
          <table:table-cell office:value-type="string">
            <text:p>SRR3306348_pass_1.fastq.gz <text:s/></text:p>
          </table:table-cell>
          <table:table-cell office:value-type="string">
            <text:p>SNP_calling_2_forward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0">https://www.ncbi.nlm.nih.gov/sra/SRX1667310</text:a></text:p>
          </table:table-cell>
        </table:table-row>
        <table:table-row table:style-name="ro2">
          <table:table-cell office:value-type="string">
            <text:p>SRR3306348_pass_2.fastq.gz <text:s/></text:p>
          </table:table-cell>
          <table:table-cell office:value-type="string">
            <text:p>SNP_calling_2_reverse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0">https://www.ncbi.nlm.nih.gov/sra/SRX1667310</text:a></text:p>
          </table:table-cell>
        </table:table-row>
        <table:table-row table:style-name="ro2">
          <table:table-cell office:value-type="string">
            <text:p>SRR3306349_pass_1.fastq.gz</text:p>
          </table:table-cell>
          <table:table-cell office:value-type="string">
            <text:p>SNP_calling_3_forward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1">https://www.ncbi.nlm.nih.gov/sra/SRX1667311</text:a></text:p>
          </table:table-cell>
        </table:table-row>
        <table:table-row table:style-name="ro2">
          <table:table-cell office:value-type="string">
            <text:p>SRR3306349_pass_2.fastq.gz</text:p>
          </table:table-cell>
          <table:table-cell office:value-type="string">
            <text:p>SNP_calling_3_reverse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1">https://www.ncbi.nlm.nih.gov/sra/SRX1667311</text:a></text:p>
          </table:table-cell>
        </table:table-row>
        <table:table-row table:style-name="ro3">
          <table:table-cell office:value-type="string">
            <text:p>m131023_233432_42174_c100519312550000001823081209281335_s1_X0.1.subreads.fastq.gz</text:p>
          </table:table-cell>
          <table:table-cell office:value-type="string">
            <text:p>PacBio_subread_1</text:p>
          </table:table-cell>
          <table:table-cell office:value-type="string">
            <text:p>PacBio</text:p>
          </table:table-cell>
          <table:table-cell table:number-columns-repeated="2"/>
          <table:table-cell office:value-type="string">
            <text:p>PAIRED</text:p>
          </table:table-cell>
          <table:table-cell table:number-columns-repeated="2"/>
        </table:table-row>
        <table:table-row table:style-name="ro3">
          <table:table-cell office:value-type="string">
            <text:p>m131023_233432_42174_c100519312550000001823081209281335_s1_X0.2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3_233432_42174_c100519312550000001823081209281335_s1_X0.3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4_200535_42174_c100563672550000001823084212221342_s1_p0.1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4_200535_42174_c100563672550000001823084212221342_s1_p0.2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4_200535_42174_c100563672550000001823084212221342_s1_p0.3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table:number-columns-repeated="2" office:value-type="string">
            <text:p>E745_all.fasta.gz</text:p>
          </table:table-cell>
          <table:table-cell office:value-type="string">
            <text:p>Nanopore</text:p>
          </table:table-cell>
          <table:table-cell table:number-columns-repeated="5"/>
        </table:table-row>
        <table:table-row table:style-name="ro3" table:number-rows-repeated="104854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2018-04-25</text:date>, <text:time>16:1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35M40S</meta:editing-duration>
    <meta:editing-cycles>14</meta:editing-cycles>
    <meta:generator>OpenOffice/4.1.5$Win32 OpenOffice.org_project/415m1$Build-9789</meta:generator>
    <dc:date>2018-04-25T16:10:29.92</dc:date>
    <meta:document-statistic meta:table-count="3" meta:cell-count="228" meta:object-count="0"/>
    <meta:user-defined meta:name="Info 1"/>
    <meta:user-defined meta:name="Info 2"/>
    <meta:user-defined meta:name="Info 3"/>
    <meta:user-defined meta:name="Info 4"/>
  </office:meta>
</office:document-meta>
</file>